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31f20"/>
    </style:style>
    <style:style style:name="gr1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8.7cm"/>
    </style:style>
    <style:style style:name="gr2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8.702cm"/>
    </style:style>
    <style:style style:name="gr3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0.295cm"/>
    </style:style>
    <style:style style:name="gr4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0.35cm"/>
    </style:style>
    <style:style style:name="P1" style:family="paragraph">
      <loext:graphic-properties draw:fill-color="#170b0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2cm" svg:height="0.76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202cm" svg:height="0.75cm" svg:x="0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795cm" svg:height="0.75cm" draw:transform="rotate (1.5707963267949) translate (0cm 10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.85cm" svg:height="0.762cm" draw:transform="rotate (1.5707963267949) translate (18.45cm 10.8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7:15:28.727034619</meta:creation-date>
    <dc:date>2020-07-12T17:25:56.580459034</dc:date>
    <meta:editing-duration>PT17S</meta:editing-duration>
    <meta:editing-cycles>1</meta:editing-cycles>
    <meta:document-statistic meta:object-count="4"/>
    <meta:generator>LibreOffice/6.0.7.3$Linux_X86_64 LibreOffice_project/00m0$Build-3</meta:generator>
  </office:meta>
</office:document-meta>
</file>